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_Public_Propert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_Public_Property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Arrest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7">
            <text:p>7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1">
            <text:p>5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_Public_Property" style:display-name="PageStyle_Arrests_Public_Property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